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ystem" style:font-pitch="variable"/>
    <style:font-face style:name="Calibri" svg:font-family="Calibri" style:font-adornments="Fett Kursiv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2b2b2" draw:textarea-vertical-align="middle"/>
    </style:style>
    <style:style style:name="gr2" style:family="graphic" style:parent-style-name="standard">
      <style:graphic-properties draw:stroke="none" draw:fill="none" fo:min-height="3.282cm"/>
      <style:paragraph-properties style:writing-mode="lr-tb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 fo:min-height="0.694cm" fo:min-width="0.734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.694cm" fo:min-width="0.734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0.7cm"/>
      <style:paragraph-properties style:writing-mode="lr-tb"/>
    </style:style>
    <style:style style:name="gr7" style:family="graphic" style:parent-style-name="objectwithoutfill">
      <style:graphic-properties svg:stroke-width="0.356cm" svg:stroke-color="#669933" draw:marker-start-width="1.271cm" draw:marker-end="Arrow" draw:marker-end-width="1.372cm" draw:fill="none" draw:textarea-vertical-align="middle" fo:padding-top="0.303cm" fo:padding-bottom="0.303cm" fo:padding-left="0.428cm" fo:padding-right="0.428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666666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>
      <loext:graphic-properties draw:fill="solid" draw:fill-color="#66ffff"/>
      <style:paragraph-properties fo:text-align="center"/>
    </style:style>
    <style:style style:name="P5" style:family="paragraph">
      <loext:graphic-properties draw:fill="solid" draw:fill-color="#00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666666" loext:opacity="100%" style:font-name="Calibri1" fo:font-size="18pt"/>
    </style:style>
    <style:style style:name="P8" style:family="paragraph">
      <loext:graphic-properties draw:fill-color="#ffffff"/>
    </style:style>
    <style:style style:name="T1" style:family="text">
      <style:text-properties fo:color="#666666" loext:opacity="100%" style:text-outline="false" style:text-line-through-style="none" style:text-line-through-type="none" style:font-name="Calibri1" fo:font-size="26pt" fo:font-style="italic" fo:text-shadow="none" style:text-underline-style="none" fo:font-weight="bold" style:letter-kerning="true" style:font-name-asian="Microsoft YaHei" style:font-size-asian="26pt" style:font-style-asian="italic" style:font-weight-asian="bold" style:font-name-complex="Arial4" style:font-size-complex="26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666666" loext:opacity="100%" style:text-outline="false" style:text-line-through-style="none" style:text-line-through-type="none" style:font-name="Calibri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4" style:font-size-complex="2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loext:opacity="100%" style:font-name="Calibri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color="#666666" loext:opacity="10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666666" loext:opacity="100%" style:font-name="Calibri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7.459cm" svg:height="3.532cm" svg:x="0.208cm" svg:y="0.294cm">
          <draw:text-box>
            <text:p text:style-name="P2"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2">S</text:span><text:span text:style-name="T1">c</text:span><text:span text:style-name="T1">a</text:span><text:span text:style-name="T1">l</text:span><text:span text:style-name="T1">a</text:span><text:span text:style-name="T1">b</text:span><text:span text:style-name="T1">il</text:span><text:span text:style-name="T1">i</text:span><text:span text:style-name="T1">t</text:span><text:span text:style-name="T1">y</text:span><text:span text:style-name="T1">, </text:span><text:span text:style-name="T1">D</text:span><text:span text:style-name="T1">e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2"> </text:span><text:span text:style-name="T2">a</text:span><text:span text:style-name="T2">n</text:span><text:span text:style-name="T2">d 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3"> </text:span></text:p>
            <text:p text:style-name="P2"><text:span text:style-name="T3"><text:s/></text:span><text:span text:style-name="T3">B</text:span><text:span text:style-name="T3">l</text:span><text:span text:style-name="T3">o</text:span><text:span text:style-name="T3">c</text:span><text:span text:style-name="T3">k </text:span><text:span text:style-name="T3">C</text:span><text:span text:style-name="T3">h</text:span><text:span text:style-name="T3">a</text:span><text:span text:style-name="T3">i</text:span><text:span text:style-name="T3">n </text:span><text:span text:style-name="T3">M</text:span><text:span text:style-name="T3">C</text:span><text:span text:style-name="T3">M</text:span><text:span text:style-name="T3">C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7.727cm" svg:y="7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8.828cm" svg:y="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0.326cm" svg:y1="5.965cm" svg:x2="11.226cm" svg:y2="5.661cm">
            <text:p/>
          </draw:line>
          <draw:line draw:style-name="gr5" draw:text-style-name="P2" draw:layer="layout" svg:x1="10.326cm" svg:y1="7.473cm" svg:x2="11.526cm" svg:y2="8.163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9.687cm" svg:y1="8.762cm" svg:x2="10.226cm" svg:y2="8.965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6.826cm" svg:y1="7.964cm" svg:x2="8.226cm" svg:y2="7.963cm">
            <text:p/>
          </draw:line>
          <draw:line draw:style-name="gr5" draw:text-style-name="P2" draw:layer="layout" svg:x1="8.426cm" svg:y1="5.763cm" svg:x2="9.287cm" svg:y2="5.9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2" draw:layer="layout" svg:width="1.2cm" svg:height="1.8cm" svg:x="5.406cm" svg:y="7.76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cm" svg:height="1.8cm" svg:x="19.806cm" svg:y="5.16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cm" svg:height="1.8cm" svg:x="13.426cm" svg:y="9.563cm">
            <text:p text:style-name="P2">2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3.654cm" svg:y1="10.91cm" svg:x2="6.37cm" svg:y2="9.113cm">
            <text:p/>
          </draw:line>
          <draw:line draw:style-name="gr7" draw:text-style-name="P6" draw:layer="layout" svg:x1="19.386cm" svg:y1="6.963cm" svg:x2="15.006cm" svg:y2="10.363cm">
            <text:p/>
          </draw:line>
          <draw:custom-shape draw:style-name="gr6" draw:text-style-name="P2" draw:layer="layout" svg:width="1.2cm" svg:height="1.8cm" svg:x="14.406cm" svg:y="4.763cm">
            <text:p text:style-name="P2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606cm" svg:y1="7.964cm" svg:x2="9.006cm" svg:y2="7.163cm">
            <text:p/>
          </draw:line>
          <draw:line draw:style-name="gr7" draw:text-style-name="P6" draw:layer="layout" svg:x1="14.536cm" svg:y1="6.011cm" svg:x2="6.37cm" svg:y2="8.46cm">
            <text:p/>
          </draw:line>
        </draw:g>
        <draw:frame draw:style-name="gr9" draw:text-style-name="P7" draw:layer="layout" svg:width="20.042cm" svg:height="2.462cm" svg:x="5.619cm" svg:y="13.171cm">
          <draw:text-box>
            <text:p><text:span text:style-name="T4">Tr</text:span><text:span text:style-name="T4">a</text:span><text:span text:style-name="T4">n</text:span><text:span text:style-name="T4">s</text:span><text:span text:style-name="T4">a</text:span><text:span text:style-name="T4">ct</text:span><text:span text:style-name="T4">io</text:span><text:span text:style-name="T4">n </text:span><text:span text:style-name="T4">bl</text:span><text:span text:style-name="T4">o</text:span><text:span text:style-name="T4">c</text:span><text:span text:style-name="T4">k </text:span><text:span text:style-name="T4">a</text:span><text:span text:style-name="T4">p</text:span><text:span text:style-name="T4">pr</text:span><text:span text:style-name="T4">o</text:span><text:span text:style-name="T4">v</text:span><text:span text:style-name="T4">e</text:span><text:span text:style-name="T4">s </text:span><text:span text:style-name="T4">t</text:span><text:span text:style-name="T4">w</text:span><text:span text:style-name="T4">o </text:span><text:span text:style-name="T4">pr</text:span><text:span text:style-name="T4">e</text:span><text:span text:style-name="T4">vi</text:span><text:span text:style-name="T4">o</text:span><text:span text:style-name="T4">u</text:span><text:span text:style-name="T4">s </text:span><text:span text:style-name="T4">bl</text:span><text:span text:style-name="T4">o</text:span><text:span text:style-name="T4">c</text:span><text:span text:style-name="T4">k</text:span><text:span text:style-name="T4">s. </text:span><text:span text:style-name="T4">T</text:span><text:span text:style-name="T4">h</text:span><text:span text:style-name="T4">e </text:span><text:span text:style-name="T4">M</text:span><text:span text:style-name="T4">C</text:span><text:span text:style-name="T4">M</text:span><text:span text:style-name="T4">C </text:span><text:span text:style-name="T4">ru</text:span><text:span text:style-name="T4">le </text:span><text:span text:style-name="T4">p</text:span><text:span text:style-name="T4">er</text:span><text:span text:style-name="T4">fo</text:span><text:span text:style-name="T4">r</text:span><text:span text:style-name="T4">m</text:span><text:span text:style-name="T4">s </text:span><text:span text:style-name="T4">th</text:span><text:span text:style-name="T4">e </text:span><text:span text:style-name="T4">s</text:span><text:span text:style-name="T4">el</text:span><text:span text:style-name="T4">e</text:span><text:span text:style-name="T4">ct</text:span><text:span text:style-name="T4">io</text:span><text:span text:style-name="T4">n </text:span><text:span text:style-name="T4">pr</text:span><text:span text:style-name="T4">o</text:span><text:span text:style-name="T4">c</text:span><text:span text:style-name="T4">e</text:span><text:span text:style-name="T4">ss </text:span><text:span text:style-name="T4">to </text:span><text:span text:style-name="T4">s</text:span><text:span text:style-name="T4">ol</text:span><text:span text:style-name="T4">v</text:span><text:span text:style-name="T4">e </text:span><text:span text:style-name="T4">c</text:span><text:span text:style-name="T4">o</text:span><text:span text:style-name="T4">n</text:span><text:span text:style-name="T4">fli</text:span><text:span text:style-name="T4">ct</text:span><text:span text:style-name="T4">s </text:span><text:span text:style-name="T4">a</text:span><text:span text:style-name="T4">n</text:span><text:span text:style-name="T4">d </text:span><text:span text:style-name="T4">is </text:span><text:span text:style-name="T4">hi</text:span><text:span text:style-name="T4">g</text:span><text:span text:style-name="T4">hl</text:span><text:span text:style-name="T4">y </text:span><text:span text:style-name="T4">p</text:span><text:span text:style-name="T4">ar</text:span><text:span text:style-name="T4">al</text:span><text:span text:style-name="T4">le</text:span><text:span text:style-name="T4">li</text:span><text:span text:style-name="T4">z</text:span><text:span text:style-name="T4">a</text:span><text:span text:style-name="T4">bl</text:span><text:span text:style-name="T4">e.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7" draw:layer="layout" svg:width="19.816cm" svg:height="3.936cm" svg:x="5.782cm" svg:y="15.864cm">
          <draw:text-box>
            <text:p><text:span text:style-name="T4">C</text:span><text:span text:style-name="T4">h</text:span><text:span text:style-name="T4">ai</text:span><text:span text:style-name="T4">n </text:span><text:span text:style-name="T4">bl</text:span><text:span text:style-name="T4">o</text:span><text:span text:style-name="T4">c</text:span><text:span text:style-name="T4">k </text:span><text:span text:style-name="T4">(</text:span><text:span text:style-name="T4">M</text:span><text:span text:style-name="T4">in</text:span><text:span text:style-name="T4">in</text:span><text:span text:style-name="T4">g </text:span><text:span text:style-name="T4">R</text:span><text:span text:style-name="T4">e</text:span><text:span text:style-name="T4">w</text:span><text:span text:style-name="T4">ar</text:span><text:span text:style-name="T4">d) </text:span><text:span text:style-name="T4">is </text:span><text:span text:style-name="T4">a </text:span><text:span text:style-name="T4">bl</text:span><text:span text:style-name="T4">o</text:span><text:span text:style-name="T4">c</text:span><text:span text:style-name="T4">k </text:span><text:span text:style-name="T4">w</text:span><text:span text:style-name="T4">it</text:span><text:span text:style-name="T4">h </text:span><text:span text:style-name="T4">re</text:span><text:span text:style-name="T4">fe</text:span><text:span text:style-name="T4">re</text:span><text:span text:style-name="T4">n</text:span><text:span text:style-name="T4">c</text:span><text:span text:style-name="T4">e </text:span><text:span text:style-name="T4">li</text:span><text:span text:style-name="T4">st </text:span><text:span text:style-name="T4">to </text:span><text:span text:style-name="T4">tr</text:span><text:span text:style-name="T4">a</text:span><text:span text:style-name="T4">n</text:span><text:span text:style-name="T4">s</text:span><text:span text:style-name="T4">a</text:span><text:span text:style-name="T4">ct</text:span><text:span text:style-name="T4">io</text:span><text:span text:style-name="T4">n </text:span><text:span text:style-name="T4">bl</text:span><text:span text:style-name="T4">o</text:span><text:span text:style-name="T4">c</text:span><text:span text:style-name="T4">k</text:span><text:span text:style-name="T4">s </text:span><text:span text:style-name="T4">a</text:span><text:span text:style-name="T4">n</text:span><text:span text:style-name="T4">d </text:span><text:span text:style-name="T4">th</text:span><text:span text:style-name="T4">e </text:span><text:span text:style-name="T4">pr</text:span><text:span text:style-name="T4">e</text:span><text:span text:style-name="T4">vi</text:span><text:span text:style-name="T4">o</text:span><text:span text:style-name="T4">u</text:span><text:span text:style-name="T4">s </text:span><text:span text:style-name="T4">c</text:span><text:span text:style-name="T4">h</text:span><text:span text:style-name="T4">ai</text:span><text:span text:style-name="T4">n </text:span><text:span text:style-name="T4">bl</text:span><text:span text:style-name="T4">o</text:span><text:span text:style-name="T4">c</text:span><text:span text:style-name="T4">k. </text:span><text:span text:style-name="T4"><text:s/></text:span><text:span text:style-name="T4">In </text:span><text:span text:style-name="T4">th</text:span><text:span text:style-name="T4">e </text:span><text:span text:style-name="T4">e</text:span><text:span text:style-name="T4">x</text:span><text:span text:style-name="T4">a</text:span><text:span text:style-name="T4">m</text:span><text:span text:style-name="T4">pl</text:span><text:span text:style-name="T4">e </text:span><text:span text:style-name="T4">a</text:span><text:span text:style-name="T4">b</text:span><text:span text:style-name="T4">o</text:span><text:span text:style-name="T4">v</text:span><text:span text:style-name="T4">e, </text:span><text:span text:style-name="T4"><text:s/></text:span><text:span text:style-name="T4">c</text:span><text:span text:style-name="T4">h</text:span><text:span text:style-name="T4">ai</text:span><text:span text:style-name="T4">n </text:span><text:span text:style-name="T5">bl</text:span><text:span text:style-name="T5">o</text:span><text:span text:style-name="T5">c</text:span><text:span text:style-name="T5">k</text:span><text:span text:style-name="T5">s </text:span><text:span text:style-name="T5">1, </text:span><text:span text:style-name="T5">2 </text:span><text:span text:style-name="T5">a</text:span><text:span text:style-name="T5">n</text:span><text:span text:style-name="T5">d </text:span><text:span text:style-name="T5">3 </text:span><text:span text:style-name="T5">ar</text:span><text:span text:style-name="T5">e </text:span><text:span text:style-name="T5">a </text:span><text:span text:style-name="T5">bl</text:span><text:span text:style-name="T5">o</text:span><text:span text:style-name="T5">c</text:span><text:span text:style-name="T5">k</text:span><text:span text:style-name="T5">c</text:span><text:span text:style-name="T5">h</text:span><text:span text:style-name="T5">ai</text:span><text:span text:style-name="T5">n. </text:span><text:span text:style-name="T5">T</text:span><text:span text:style-name="T5">h</text:span><text:span text:style-name="T5">e </text:span><text:span text:style-name="T5">bl</text:span><text:span text:style-name="T5">o</text:span><text:span text:style-name="T5">c</text:span><text:span text:style-name="T5">k</text:span><text:span text:style-name="T5">s </text:span><text:span text:style-name="T5">2 </text:span><text:span text:style-name="T5">a</text:span><text:span text:style-name="T5">n</text:span><text:span text:style-name="T5">d </text:span><text:span text:style-name="T5">2</text:span><text:span text:style-name="T5">a </text:span><text:span text:style-name="T5">ar</text:span><text:span text:style-name="T5">e </text:span><text:span text:style-name="T5">in </text:span><text:span text:style-name="T5">c</text:span><text:span text:style-name="T5">o</text:span><text:span text:style-name="T5">n</text:span><text:span text:style-name="T5">fli</text:span><text:span text:style-name="T5">ct </text:span><text:span text:style-name="T5">a</text:span><text:span text:style-name="T5">n</text:span><text:span text:style-name="T5">d </text:span><text:span text:style-name="T5">re</text:span><text:span text:style-name="T5">s</text:span><text:span text:style-name="T5">ol</text:span><text:span text:style-name="T5">v</text:span><text:span text:style-name="T5">e</text:span><text:span text:style-name="T5">d </text:span><text:span text:style-name="T5">b</text:span><text:span text:style-name="T5">y </text:span><text:span text:style-name="T5">c</text:span><text:span text:style-name="T5">o</text:span><text:span text:style-name="T5">n</text:span><text:span text:style-name="T5">s</text:span><text:span text:style-name="T5">e</text:span><text:span text:style-name="T5">n</text:span><text:span text:style-name="T5">s</text:span><text:span text:style-name="T5">u</text:span><text:span text:style-name="T5">s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rect draw:style-name="gr1" draw:text-style-name="P1" draw:layer="layout" svg:width="0.38cm" svg:height="0.2cm" svg:x="28cm" svg:y="3.4cm">
          <text:p/>
        </draw:rect>
        <draw:frame draw:style-name="gr2" draw:text-style-name="P3" draw:layer="layout" svg:width="26.838cm" svg:height="3.532cm" svg:x="0.208cm" svg:y="0.294cm">
          <draw:text-box>
            <text:p text:style-name="P2"><text:span text:style-name="T1">最</text:span><text:span text:style-name="T1">大</text:span><text:span text:style-name="T1">可</text:span><text:span text:style-name="T1">扩</text:span><text:span text:style-name="T1">展</text:span><text:span text:style-name="T1">性</text:span><text:span text:style-name="T1">、</text:span><text:span text:style-name="T1">去</text:span><text:span text:style-name="T1">中</text:span><text:span text:style-name="T1">心</text:span><text:span text:style-name="T1">化</text:span><text:span text:style-name="T1">和</text:span><text:span text:style-name="T1">安</text:span><text:span text:style-name="T1">全</text:span><text:span text:style-name="T1">性</text:span></text:p>
            <text:p text:style-name="P2"><text:span text:style-name="T1">M</text:span><text:span text:style-name="T1">C</text:span><text:span text:style-name="T1">M</text:span><text:span text:style-name="T1">C</text:span><text:span text:style-name="T1">区</text:span><text:span text:style-name="T1">块</text:span><text:span text:style-name="T1">链</text:span><text:span text:style-name="T1"> </text:span></text:p>
          </draw:text-box>
        </draw:frame>
        <draw:g>
          <draw:rect draw:style-name="gr1" draw:text-style-name="P1" draw:layer="layout" svg:width="0.38cm" svg:height="0.2cm" svg:x="24.626cm" svg:y="3.763cm">
            <text:p/>
          </draw:rect>
          <draw:custom-shape draw:style-name="gr3" draw:text-style-name="P4" draw:layer="layout" svg:width="1.96cm" svg:height="1.5cm" svg:x="6.427cm" svg:y="4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4" draw:layer="layout" svg:width="1.96cm" svg:height="1.5cm" svg:x="6.827cm" svg:y="10.6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7.727cm" svg:y="7.9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9.728cm" svg:y="8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8.828cm" svg:y="5.9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628cm" svg:y="7.46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0.829cm" svg:y="11.06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1.226cm" svg:y="4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5.406cm" svg:y="6.8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14.806cm" svg:y1="10.763cm" svg:x2="15.542cm" svg:y2="11.149cm">
            <text:p/>
          </draw:line>
          <draw:custom-shape draw:style-name="gr4" draw:text-style-name="P5" draw:layer="layout" svg:width="1.96cm" svg:height="1.5cm" svg:x="15.236cm" svg:y="10.66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7.427cm" svg:y="9.7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5" draw:layer="layout" svg:width="1.96cm" svg:height="1.5cm" svg:x="18.527cm" svg:y="8.06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5" draw:text-style-name="P2" draw:layer="layout" svg:x1="20.026cm" svg:y1="8.023cm" svg:x2="21.026cm" svg:y2="6.923cm">
            <text:p/>
          </draw:line>
          <draw:line draw:style-name="gr5" draw:text-style-name="P2" draw:layer="layout" svg:x1="17.036cm" svg:y1="8.163cm" svg:x2="18.527cm" svg:y2="8.563cm">
            <text:p/>
          </draw:line>
          <draw:line draw:style-name="gr5" draw:text-style-name="P2" draw:layer="layout" svg:x1="16.406cm" svg:y1="8.363cm" svg:x2="17.426cm" svg:y2="10.457cm">
            <text:p/>
          </draw:line>
          <draw:line draw:style-name="gr5" draw:text-style-name="P2" draw:layer="layout" svg:x1="19.426cm" svg:y1="10.463cm" svg:x2="19.965cm" svg:y2="9.663cm">
            <text:p/>
          </draw:line>
          <draw:line draw:style-name="gr5" draw:text-style-name="P2" draw:layer="layout" svg:x1="17.366cm" svg:y1="7.163cm" svg:x2="19.623cm" svg:y2="6.063cm">
            <text:p/>
          </draw:line>
          <draw:line draw:style-name="gr5" draw:text-style-name="P2" draw:layer="layout" svg:x1="17.196cm" svg:y1="11.463cm" svg:x2="17.893cm" svg:y2="11.264cm">
            <text:p/>
          </draw:line>
          <draw:line draw:style-name="gr5" draw:text-style-name="P2" draw:layer="layout" svg:x1="12.806cm" svg:y1="5.159cm" svg:x2="14.206cm" svg:y2="5.663cm">
            <text:p/>
          </draw:line>
          <draw:line draw:style-name="gr5" draw:text-style-name="P2" draw:layer="layout" svg:x1="13.588cm" svg:y1="8.163cm" svg:x2="15.406cm" svg:y2="7.963cm">
            <text:p/>
          </draw:line>
          <draw:line draw:style-name="gr5" draw:text-style-name="P2" draw:layer="layout" svg:x1="14.626cm" svg:y1="9.563cm" svg:x2="16.206cm" svg:y2="8.363cm">
            <text:p/>
          </draw:line>
          <draw:line draw:style-name="gr5" draw:text-style-name="P2" draw:layer="layout" svg:x1="10.226cm" svg:y1="10.473cm" svg:x2="10.829cm" svg:y2="11.763cm">
            <text:p/>
          </draw:line>
          <draw:line draw:style-name="gr5" draw:text-style-name="P2" draw:layer="layout" svg:x1="8.426cm" svg:y1="12.164cm" svg:x2="10.83cm" svg:y2="11.764cm">
            <text:p/>
          </draw:line>
          <draw:line draw:style-name="gr5" draw:text-style-name="P2" draw:layer="layout" svg:x1="13.126cm" svg:y1="7.465cm" svg:x2="14.406cm" svg:y2="6.563cm">
            <text:p/>
          </draw:line>
          <draw:line draw:style-name="gr5" draw:text-style-name="P2" draw:layer="layout" svg:x1="13.127cm" svg:y1="8.965cm" svg:x2="13.626cm" svg:y2="9.567cm">
            <text:p/>
          </draw:line>
          <draw:line draw:style-name="gr5" draw:text-style-name="P2" draw:layer="layout" svg:x1="11.726cm" svg:y1="6.463cm" svg:x2="12.126cm" svg:y2="7.465cm">
            <text:p/>
          </draw:line>
          <draw:line draw:style-name="gr5" draw:text-style-name="P2" draw:layer="layout" svg:x1="10.326cm" svg:y1="5.965cm" svg:x2="11.226cm" svg:y2="5.661cm">
            <text:p/>
          </draw:line>
          <draw:line draw:style-name="gr5" draw:text-style-name="P2" draw:layer="layout" svg:x1="10.326cm" svg:y1="7.473cm" svg:x2="11.526cm" svg:y2="8.163cm">
            <text:p/>
          </draw:line>
          <draw:line draw:style-name="gr5" draw:text-style-name="P2" draw:layer="layout" svg:x1="11.724cm" svg:y1="9.763cm" svg:x2="13.13cm" svg:y2="10.363cm">
            <text:p/>
          </draw:line>
          <draw:line draw:style-name="gr5" draw:text-style-name="P2" draw:layer="layout" svg:x1="12.826cm" svg:y1="11.763cm" svg:x2="15.196cm" svg:y2="11.403cm">
            <text:p/>
          </draw:line>
          <draw:line draw:style-name="gr5" draw:text-style-name="P2" draw:layer="layout" svg:x1="9.687cm" svg:y1="8.762cm" svg:x2="10.226cm" svg:y2="8.965cm">
            <text:p/>
          </draw:line>
          <draw:line draw:style-name="gr5" draw:text-style-name="P2" draw:layer="layout" svg:x1="8.226cm" svg:y1="9.473cm" svg:x2="8.787cm" svg:y2="11.363cm">
            <text:p/>
          </draw:line>
          <draw:line draw:style-name="gr5" draw:text-style-name="P2" draw:layer="layout" svg:x1="6.826cm" svg:y1="7.964cm" svg:x2="8.226cm" svg:y2="7.963cm">
            <text:p/>
          </draw:line>
          <draw:line draw:style-name="gr5" draw:text-style-name="P2" draw:layer="layout" svg:x1="8.426cm" svg:y1="5.763cm" svg:x2="9.287cm" svg:y2="5.963cm">
            <text:p/>
          </draw:line>
          <draw:line draw:style-name="gr5" draw:text-style-name="P2" draw:layer="layout" svg:x1="5.926cm" svg:y1="7.863cm" svg:x2="6.926cm" svg:y2="6.463cm">
            <text:p/>
          </draw:line>
          <draw:line draw:style-name="gr5" draw:text-style-name="P2" draw:layer="layout" svg:x1="6.606cm" svg:y1="9.463cm" svg:x2="7.206cm" svg:y2="10.763cm">
            <text:p/>
          </draw:line>
          <draw:custom-shape draw:style-name="gr6" draw:text-style-name="P2" draw:layer="layout" svg:width="1.2cm" svg:height="1.8cm" svg:x="5.406cm" svg:y="7.76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cm" svg:height="1.8cm" svg:x="19.806cm" svg:y="5.163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cm" svg:height="1.8cm" svg:x="13.426cm" svg:y="9.563cm">
            <text:p text:style-name="P2">2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2.806cm" svg:y1="10.848cm" svg:x2="6.467cm" svg:y2="9.245cm">
            <text:p/>
          </draw:line>
          <draw:line draw:style-name="gr7" draw:text-style-name="P6" draw:layer="layout" svg:x1="19.386cm" svg:y1="6.963cm" svg:x2="15.006cm" svg:y2="10.363cm">
            <text:p/>
          </draw:line>
          <draw:custom-shape draw:style-name="gr6" draw:text-style-name="P2" draw:layer="layout" svg:width="1.2cm" svg:height="1.8cm" svg:x="14.406cm" svg:y="4.763cm">
            <text:p text:style-name="P2">2a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2cm" svg:height="1.8cm" svg:x="3.237cm" svg:y="16.0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606cm" svg:y1="7.964cm" svg:x2="9.006cm" svg:y2="7.163cm">
            <text:p/>
          </draw:line>
          <draw:line draw:style-name="gr7" draw:text-style-name="P6" draw:layer="layout" svg:x1="14.536cm" svg:y1="6.011cm" svg:x2="6.565cm" svg:y2="8.493cm">
            <text:p/>
          </draw:line>
        </draw:g>
        <draw:frame draw:style-name="gr9" draw:text-style-name="P7" draw:layer="layout" svg:width="20.042cm" svg:height="2.089cm" svg:x="5.619cm" svg:y="13.171cm">
          <draw:text-box>
            <text:p><text:span text:style-name="T4">交</text:span><text:span text:style-name="T4">易</text:span><text:span text:style-name="T4">块</text:span><text:span text:style-name="T4">批</text:span><text:span text:style-name="T4">准</text:span><text:span text:style-name="T4">两</text:span><text:span text:style-name="T4">个</text:span><text:span text:style-name="T4">先</text:span><text:span text:style-name="T4">前</text:span><text:span text:style-name="T4">的</text:span><text:span text:style-name="T4">块</text:span><text:span text:style-name="T4">。 </text:span><text:span text:style-name="T4">M</text:span><text:span text:style-name="T4">C</text:span><text:span text:style-name="T4">M</text:span><text:span text:style-name="T4">C</text:span><text:span text:style-name="T4">规</text:span><text:span text:style-name="T4">则</text:span><text:span text:style-name="T4">执</text:span><text:span text:style-name="T4">行</text:span><text:span text:style-name="T4">选</text:span><text:span text:style-name="T4">择</text:span><text:span text:style-name="T4">过</text:span><text:span text:style-name="T4">程</text:span><text:span text:style-name="T4">以</text:span><text:span text:style-name="T4">解</text:span><text:span text:style-name="T4">决</text:span><text:span text:style-name="T4">冲</text:span><text:span text:style-name="T4">突</text:span><text:span text:style-name="T4">，</text:span><text:span text:style-name="T4">并</text:span><text:span text:style-name="T4">且</text:span><text:span text:style-name="T4">具</text:span><text:span text:style-name="T4">有</text:span><text:span text:style-name="T4">高</text:span><text:span text:style-name="T4">度</text:span><text:span text:style-name="T4">可</text:span><text:span text:style-name="T4">并</text:span><text:span text:style-name="T4">行</text:span><text:span text:style-name="T4">化</text:span><text:span text:style-name="T4">。</text:span></text:p>
          </draw:text-box>
        </draw:frame>
        <draw:custom-shape draw:style-name="gr3" draw:text-style-name="P4" draw:layer="layout" svg:width="1.96cm" svg:height="1.5cm" svg:x="2.877cm" svg:y="13.3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7" draw:layer="layout" svg:width="19.816cm" svg:height="3.833cm" svg:x="5.782cm" svg:y="15.864cm">
          <draw:text-box>
            <text:p><text:span text:style-name="T4">链</text:span><text:span text:style-name="T4">区</text:span><text:span text:style-name="T4">块</text:span><text:span text:style-name="T4">（</text:span><text:span text:style-name="T4">挖</text:span><text:span text:style-name="T4">矿</text:span><text:span text:style-name="T4">奖</text:span><text:span text:style-name="T4">励</text:span><text:span text:style-name="T4">）</text:span><text:span text:style-name="T4">是</text:span><text:span text:style-name="T4">一</text:span><text:span text:style-name="T4">个</text:span><text:span text:style-name="T4">区</text:span><text:span text:style-name="T4">块 </text:span><text:span text:style-name="T4">指</text:span><text:span text:style-name="T4">向</text:span><text:span text:style-name="T4">前</text:span><text:span text:style-name="T4">一</text:span><text:span text:style-name="T4">个</text:span><text:span text:style-name="T4">链</text:span><text:span text:style-name="T4">区</text:span><text:span text:style-name="T4">块 </text:span><text:span text:style-name="T4">与</text:span><text:span text:style-name="T4">有</text:span><text:span text:style-name="T4">关</text:span><text:span text:style-name="T4">的</text:span><text:span text:style-name="T4">交</text:span><text:span text:style-name="T4">易</text:span><text:span text:style-name="T4">区</text:span><text:span text:style-name="T4">块</text:span><text:span text:style-name="T4">。</text:span><text:span text:style-name="T4">链</text:span><text:span text:style-name="T4">区</text:span><text:span text:style-name="T4">块</text:span><text:span text:style-name="T4">组</text:span><text:span text:style-name="T4">成</text:span><text:span text:style-name="T4">了</text:span><text:span text:style-name="T4">一</text:span><text:span text:style-name="T4">个</text:span><text:span text:style-name="T4">区</text:span><text:span text:style-name="T4">块</text:span><text:span text:style-name="T4">链</text:span><text:span text:style-name="T4">。</text:span><text:span text:style-name="T4">在</text:span><text:span text:style-name="T4">上</text:span><text:span text:style-name="T4">面</text:span><text:span text:style-name="T4">的</text:span><text:span text:style-name="T4">例</text:span><text:span text:style-name="T4">子</text:span><text:span text:style-name="T4">中</text:span><text:span text:style-name="T4">，</text:span><text:span text:style-name="T4">区</text:span><text:span text:style-name="T4">块</text:span><text:span text:style-name="T4">1</text:span><text:span text:style-name="T4">、</text:span><text:span text:style-name="T4">2</text:span><text:span text:style-name="T4">和</text:span><text:span text:style-name="T4">3</text:span><text:span text:style-name="T4">构</text:span><text:span text:style-name="T4">成</text:span><text:span text:style-name="T4">一</text:span><text:span text:style-name="T4">个</text:span><text:span text:style-name="T4">链</text:span><text:span text:style-name="T4">。</text:span><text:span text:style-name="T5">区</text:span><text:span text:style-name="T5">块</text:span><text:span text:style-name="T5">2</text:span><text:span text:style-name="T5">和</text:span><text:span text:style-name="T5">2</text:span><text:span text:style-name="T5">a</text:span><text:span text:style-name="T5">存</text:span><text:span text:style-name="T5">在</text:span><text:span text:style-name="T5">冲</text:span><text:span text:style-name="T5">突</text:span><text:span text:style-name="T5">，</text:span><text:span text:style-name="T5">通</text:span><text:span text:style-name="T5">过</text:span><text:span text:style-name="T5">共</text:span><text:span text:style-name="T5">识</text:span><text:span text:style-name="T5">解</text:span><text:span text:style-name="T5">决</text:span><text:span text:style-name="T5">。</text:span></text:p>
          </draw:text-box>
        </draw:frame>
        <presentation:notes draw:style-name="dp1">
          <office:forms form:automatic-focus="false" form:apply-design-mode="false"/>
          <draw:page-thumbnail draw:style-name="gr11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system" style:font-pitch="variable"/>
    <style:font-face style:name="Calibri" svg:font-family="Calibri" style:font-adornments="Fett Kursiv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3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ed_20__28_var_29__20_4" draw:fill="solid" draw:fill-color="#ffffff"/>
    </style:style>
    <style:style style:name="Normal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de" fo:country="DE" style:letter-kerning="true" style:font-name-asian="Arial" style:font-family-asian="Arial" style:font-family-generic-asian="swiss" style:font-pitch-asian="variable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Arial2" style:font-family-asian="Arial" style:font-family-generic-asian="swiss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_5f_1" style:display-name="Objekt ohne Füllung und ohne Linie_1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2" style:display-name="Objekt ohne Füllung und ohne Linie_2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3" style:display-name="Objekt ohne Füllung und ohne Linie_3" style:family="graphic" style:parent-style-name="Default_5f_1">
      <style:graphic-properties draw:stroke="none" draw:stroke-dash="Dashed_20__28_var_29__20_4" draw:fill="solid" draw:fill-color="#ffffff"/>
    </style:style>
    <style:style style:name="Objekt_20_ohne_20_Füllung_20_und_20_ohne_20_Linie_5f_4" style:display-name="Objekt ohne Füllung und ohne Linie_4" style:family="graphic" style:parent-style-name="Default_5f_1">
      <style:graphic-properties draw:stroke="none" draw:stroke-dash="Dashed_20__28_var_29__20_4" draw:fill="solid" draw:fill-color="#ffffff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_5f_5" style:display-name="Objekt ohne Füllung und ohne Linie_5" style:family="graphic" style:parent-style-name="Default_5f_1">
      <style:graphic-properties draw:stroke="none" draw:stroke-dash="Dashed_20__28_var_29__20_4" draw:fill="solid" draw:fill-color="#ffffff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2T10:06:26.77</meta:creation-date>
    <meta:editing-duration>PT21H17M32S</meta:editing-duration>
    <meta:editing-cycles>62</meta:editing-cycles>
    <dc:date>2023-12-27T22:11:36.851590238</dc:date>
    <meta:generator>LibreOffice/7.3.7.2$Linux_X86_64 LibreOffice_project/30$Build-2</meta:generator>
    <meta:document-statistic meta:object-count="131"/>
  </office:meta>
</office:document-meta>
</file>